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18475" officeooo:paragraph-rsid="00118475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2pt" fo:font-weight="bold" officeooo:rsid="00118475" officeooo:paragraph-rsid="00118475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118475" officeooo:paragraph-rsid="00126228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26228" officeooo:paragraph-rsid="00126228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2f095" officeooo:paragraph-rsid="0012f095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6228" style:font-weight-asian="normal" style:font-weight-complex="normal"/>
    </style:style>
    <style:style style:name="T3" style:family="text">
      <style:text-properties fo:font-weight="normal" officeooo:rsid="0012f095" style:font-weight-asian="normal" style:font-weight-complex="normal"/>
    </style:style>
    <style:style style:name="T4" style:family="text">
      <style:text-properties officeooo:rsid="001262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es 2017</text:p>
      <text:p text:style-name="P1"/>
      <text:p text:style-name="P2">08/02</text:p>
      <text:p text:style-name="P2">Celdrán: <text:span text:style-name="T2">Respuesta en alta frecuencia</text:span></text:p>
      <text:p text:style-name="P2">Olmos: <text:span text:style-name="T2">CAS</text:span></text:p>
      <text:p text:style-name="P2">Gonzalez: <text:span text:style-name="T2">Amplificador simétrico Push-Pull. Circuito, características de funcionamiento de los transistores, rectas de carga, cálculos de potencia y rendimiento en función de la corriente de colector. </text:span></text:p>
      <text:p text:style-name="P2"/>
      <text:p text:style-name="P2">22/02</text:p>
      <text:p text:style-name="P2">Celdrán: <text:span text:style-name="T3">Reguladores</text:span></text:p>
      <text:p text:style-name="P2">Olmos: <text:span text:style-name="T3">CAS</text:span></text:p>
      <text:p text:style-name="P2">Gonzalez: <text:span text:style-name="T3">Amplificador de instrumentación</text:span></text:p>
      <text:p text:style-name="P2"/>
      <text:p text:style-name="P2">08/03</text:p>
      <text:p text:style-name="P2">Celdrán: <text:span text:style-name="T2">Amplificador de instrumentación</text:span></text:p>
      <text:p text:style-name="P2">Olmos: -</text:p>
      <text:p text:style-name="P2">Gonzalez: <text:span text:style-name="T2">Amplificadores realimentados. Muestra de tensión con mezcla paralelo. Obtener expresión de Avf, Zif, Zof.</text:span></text:p>
      <text:p text:style-name="P4"><text:span text:style-name="T1">Teorema de realimentación a una configuración no inversora, suponer Av finito.</text:span></text:p>
      <text:p text:style-name="P4"><text:span text:style-name="T1">Aplicar teorema de realimentación a AO, suponer Av infinito. </text:span></text:p>
      <text:p text:style-name="P2"/>
      <text:p text:style-name="P2">1<text:span text:style-name="T4">0</text:span>/05</text:p>
      <text:p text:style-name="P2">Celdrán: <text:span text:style-name="T2">Amplificador clase AB</text:span></text:p>
      <text:p text:style-name="P2">Olmos: <text:span text:style-name="T2">Amplificador realimentado</text:span></text:p>
      <text:p text:style-name="P2">Gonzalez: <text:span text:style-name="T2">Amplificador de instrumentación con 3AO, función de transferencia para modo común y diferencial, Zi, ajuste de RRMC.</text:span></text:p>
      <text:p text:style-name="P2"/>
      <text:p text:style-name="P2">05/07</text:p>
      <text:p text:style-name="P2">Celdrán: <text:span text:style-name="T1">-</text:span></text:p>
      <text:p text:style-name="P2">Olmos: <text:span text:style-name="T3">Realimentación con transistor base común (Similar 1.13 apunte práctico lianjosho)</text:span></text:p>
      <text:p text:style-name="P2">Gonzalez: <text:span text:style-name="T3">Factores de calidad en fuentes de alimentación (Fuentes II 6-6-3).</text:span></text:p>
      <text:p text:style-name="P5"><text:span text:style-name="T3">A</text:span><text:span text:style-name="T1">mplificador de instrumentación. Función de transferencia.</text:span></text:p>
      <text:p text:style-name="P2"/>
      <text:p text:style-name="P2">2<text:span text:style-name="T4">6</text:span>/07</text:p>
      <text:p text:style-name="P2">Celdrán: <text:span text:style-name="T2">Respuesta en baja frecuencia</text:span></text:p>
      <text:p text:style-name="P2">Olmos: <text:span text:style-name="T2">Diseño de derivador con precisión de 99% </text:span></text:p>
      <text:p text:style-name="P2">Gonzalez: <text:span text:style-name="T2">Amplificador con muestra de tensión y mezcla serie. Circuito, ganancias e impedancias a lazo abierto y cerrado.</text:span></text:p>
      <text:p text:style-name="P2"/>
      <text:p text:style-name="P2">27/09</text:p>
      <text:p text:style-name="P2">Celdrán: <text:span text:style-name="T2">Respuesta en alta frecuencia</text:span></text:p>
      <text:p text:style-name="P2">Olmos: <text:span text:style-name="T2">Amplificador realimentado de 2 etapas. Calcular Aif, Zif, Zof.</text:span></text:p>
      <text:p text:style-name="P2">Gonzalez: <text:span text:style-name="T2">Amplificador de instrumentación con entrada puente</text:span></text:p>
      <text:p text:style-name="P2"/>
      <text:p text:style-name="P2">22/11</text:p>
      <text:p text:style-name="P2">Celdrán: <text:span text:style-name="T1">Amplificador complementario AB</text:span></text:p>
      <text:p text:style-name="P2">Olmos: <text:span text:style-name="T1">Ejercicio 5 de prácticos de la cátedra</text:span></text:p>
      <text:p text:style-name="P2">Gonzalez: <text:span text:style-name="T1">Diagrama de bloques de un regulador lineal (Fuentes II 6-8)</text:span></text:p>
      <text:p text:style-name="P2"><text:span text:style-name="T1">Dibujar circuito de regulador serie (Fuentes II 6-8-2). Ecuación corriente máxima.</text:span></text:p>
      <text:p text:style-name="P2"/>
      <text:p text:style-name="P2"/>
      <text:p text:style-name="P2"><text:soft-page-break/>06/12</text:p>
      <text:p text:style-name="P2">Celdrán: <text:span text:style-name="T1">Realimentación negativa</text:span></text:p>
      <text:p text:style-name="P2">Olmos: <text:span text:style-name="T2">Amplificador clase AB.</text:span></text:p>
      <text:p text:style-name="P3">Gonzalez: <text:span text:style-name="T2">Efecto Vos en inversor. </text:span></text:p>
      <text:p text:style-name="P3"><text:span text:style-name="T2">Circuito integrador con fijación de ganancia (Introducción a los circuitos derivadores e integradores 1-8). Calcular polo y ganancia a bajas frecuencias.</text:span></text:p>
      <text:p text:style-name="P4"><text:span text:style-name="T2">A</text:span><text:span text:style-name="T1">O en configuración sum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44:44.483825061</meta:creation-date>
    <dc:date>2018-05-10T12:11:43.441263530</dc:date>
    <meta:editing-duration>PT3M2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272" meta:character-count="1981" meta:non-whitespace-character-count="1748"/>
  </office:meta>
</office:document-meta>
</file>